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0cfb51" officeooo:paragraph-rsid="000cfb5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1129ce" officeooo:paragraph-rsid="001129c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1129ce" officeooo:paragraph-rsid="0015adb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officeooo:rsid="000cfb51" officeooo:paragraph-rsid="000cfb5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US" officeooo:rsid="001129ce" officeooo:paragraph-rsid="001129ce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officeooo:paragraph-rsid="0011912b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officeooo:paragraph-rsid="0020ce0f" style:font-size-asian="12pt" style:font-size-complex="12pt"/>
    </style:style>
    <style:style style:name="P8" style:family="paragraph" style:parent-style-name="Standard">
      <style:text-properties style:font-name="Times New Roman" fo:font-size="12pt" fo:language="en" fo:country="US" fo:font-weight="normal" officeooo:rsid="0011912b" officeooo:paragraph-rsid="001891e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officeooo:rsid="001129ce" officeooo:paragraph-rsid="001129c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officeooo:rsid="001f617b" officeooo:paragraph-rsid="001f617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en" fo:country="US" officeooo:rsid="001f617b" officeooo:paragraph-rsid="001f617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129ce" officeooo:paragraph-rsid="001129c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129ce" officeooo:paragraph-rsid="001f617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7e7a4" officeooo:paragraph-rsid="001f617b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language="ru" fo:country="RU" officeooo:rsid="000cfb51" officeooo:paragraph-rsid="000cfb51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language="ru" fo:country="RU" officeooo:rsid="000ef0e0" officeooo:paragraph-rsid="001129ce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2pt" fo:language="ru" fo:country="RU" officeooo:rsid="001129ce" officeooo:paragraph-rsid="001129ce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2pt" fo:language="ru" fo:country="RU" officeooo:rsid="001129ce" officeooo:paragraph-rsid="001b2183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1129ce" officeooo:paragraph-rsid="001129c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1129ce" officeooo:paragraph-rsid="001d8b9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17e7a4" officeooo:paragraph-rsid="0017e7a4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17e7a4" officeooo:paragraph-rsid="00195c7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ru" fo:country="RU" officeooo:rsid="001f617b" officeooo:paragraph-rsid="001f617b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fo:font-weight="normal" officeooo:rsid="001129ce" officeooo:paragraph-rsid="001b218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language="ru" fo:country="RU" style:text-underline-style="solid" style:text-underline-width="auto" style:text-underline-color="font-color" officeooo:rsid="001129ce" officeooo:paragraph-rsid="001d8b95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cfb51" style:font-weight-asian="normal" style:font-weight-complex="normal"/>
    </style:style>
    <style:style style:name="T4" style:family="text">
      <style:text-properties fo:language="en" fo:country="US" fo:font-weight="normal" officeooo:rsid="000d8021" style:font-weight-asian="normal" style:font-weight-complex="normal"/>
    </style:style>
    <style:style style:name="T5" style:family="text">
      <style:text-properties fo:language="en" fo:country="US" fo:font-weight="normal" officeooo:rsid="0011912b" style:font-weight-asian="normal" style:font-weight-complex="normal"/>
    </style:style>
    <style:style style:name="T6" style:family="text">
      <style:text-properties fo:language="en" fo:country="US" fo:font-weight="normal" officeooo:rsid="00195c77" style:font-weight-asian="normal" style:font-weight-complex="normal"/>
    </style:style>
    <style:style style:name="T7" style:family="text">
      <style:text-properties fo:language="en" fo:country="US" officeooo:rsid="0011912b"/>
    </style:style>
    <style:style style:name="T8" style:family="text">
      <style:text-properties fo:language="en" fo:country="US" officeooo:rsid="00130393"/>
    </style:style>
    <style:style style:name="T9" style:family="text">
      <style:text-properties fo:language="en" fo:country="US" officeooo:rsid="001129ce"/>
    </style:style>
    <style:style style:name="T10" style:family="text">
      <style:text-properties fo:language="en" fo:country="US" officeooo:rsid="001891ec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font-weight="normal" officeooo:rsid="000cfb51" style:font-weight-asian="normal" style:font-weight-complex="normal"/>
    </style:style>
    <style:style style:name="T13" style:family="text">
      <style:text-properties fo:language="ru" fo:country="RU" fo:font-weight="normal" officeooo:rsid="000d8021" style:font-weight-asian="normal" style:font-weight-complex="normal"/>
    </style:style>
    <style:style style:name="T14" style:family="text">
      <style:text-properties fo:language="ru" fo:country="RU" fo:font-weight="normal" officeooo:rsid="0017e7a4" style:font-weight-asian="normal" style:font-weight-complex="normal"/>
    </style:style>
    <style:style style:name="T15" style:family="text">
      <style:text-properties fo:language="ru" fo:country="RU" fo:font-weight="normal" officeooo:rsid="002077ce" style:font-weight-asian="normal" style:font-weight-complex="normal"/>
    </style:style>
    <style:style style:name="T16" style:family="text">
      <style:text-properties fo:language="ru" fo:country="RU" officeooo:rsid="0017e7a4"/>
    </style:style>
    <style:style style:name="T17" style:family="text">
      <style:text-properties fo:language="ru" fo:country="RU" officeooo:rsid="001891e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d8021" style:font-weight-asian="normal" style:font-weight-complex="normal"/>
    </style:style>
    <style:style style:name="T20" style:family="text">
      <style:text-properties fo:font-weight="normal" officeooo:rsid="000fa130" style:font-weight-asian="normal" style:font-weight-complex="normal"/>
    </style:style>
    <style:style style:name="T21" style:family="text">
      <style:text-properties fo:font-weight="normal" officeooo:rsid="0011912b" style:font-weight-asian="normal" style:font-weight-complex="normal"/>
    </style:style>
    <style:style style:name="T22" style:family="text">
      <style:text-properties fo:font-weight="normal" officeooo:rsid="0017e7a4" style:font-weight-asian="normal" style:font-weight-complex="normal"/>
    </style:style>
    <style:style style:name="T23" style:family="text">
      <style:text-properties fo:font-weight="normal" officeooo:rsid="000ef0e0" style:font-weight-asian="normal" style:font-weight-complex="normal"/>
    </style:style>
    <style:style style:name="T24" style:family="text">
      <style:text-properties fo:font-weight="normal" officeooo:rsid="001891ec" style:font-weight-asian="normal" style:font-weight-complex="normal"/>
    </style:style>
    <style:style style:name="T25" style:family="text">
      <style:text-properties fo:font-weight="normal" officeooo:rsid="00195c77" style:font-weight-asian="normal" style:font-weight-complex="normal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fo:letter-spacing="normal" fo:language="en" fo:country="US" fo:font-style="normal" fo:font-weight="normal" officeooo:rsid="000d8021"/>
    </style:style>
    <style:style style:name="T28" style:family="text">
      <style:text-properties fo:font-variant="normal" fo:text-transform="none" fo:color="#2a2a2a" fo:letter-spacing="normal" fo:font-style="normal" fo:font-weight="normal"/>
    </style:style>
    <style:style style:name="T29" style:family="text">
      <style:text-properties fo:font-variant="normal" fo:text-transform="none" fo:color="#2a2a2a" fo:letter-spacing="normal" fo:language="en" fo:country="US" fo:font-style="normal" fo:font-weight="normal" officeooo:rsid="000d8021"/>
    </style:style>
    <style:style style:name="T30" style:family="text">
      <style:text-properties fo:font-variant="normal" fo:text-transform="none" fo:color="#2a2a2a" fo:letter-spacing="normal" fo:language="en" fo:country="US" fo:font-style="normal" fo:font-weight="normal" officeooo:rsid="001129ce"/>
    </style:style>
    <style:style style:name="T31" style:family="text">
      <style:text-properties fo:font-variant="normal" fo:text-transform="none" fo:color="#2a2a2a" fo:letter-spacing="normal" fo:language="en" fo:country="US" fo:font-style="normal" fo:font-weight="normal" officeooo:rsid="0020ce0f"/>
    </style:style>
    <style:style style:name="T32" style:family="text">
      <style:text-properties fo:font-variant="normal" fo:text-transform="none" fo:color="#2a2a2a" fo:letter-spacing="normal" fo:language="ru" fo:country="RU" fo:font-style="normal" fo:font-weight="normal" officeooo:rsid="001129ce"/>
    </style:style>
    <style:style style:name="T33" style:family="text">
      <style:text-properties fo:font-variant="normal" fo:text-transform="none" fo:color="#2a2a2a" fo:letter-spacing="normal" fo:language="ru" fo:country="RU" fo:font-style="normal" fo:font-weight="normal" officeooo:rsid="0020ce0f"/>
    </style:style>
    <style:style style:name="T34" style:family="text">
      <style:text-properties officeooo:rsid="0011912b"/>
    </style:style>
    <style:style style:name="T35" style:family="text">
      <style:text-properties officeooo:rsid="0013f10a"/>
    </style:style>
    <style:style style:name="T36" style:family="text">
      <style:text-properties officeooo:rsid="0017e7a4"/>
    </style:style>
    <style:style style:name="T37" style:family="text">
      <style:text-properties officeooo:rsid="001129ce"/>
    </style:style>
    <style:style style:name="T38" style:family="text">
      <style:text-properties officeooo:rsid="001891ec"/>
    </style:style>
    <style:style style:name="T39" style:family="text">
      <style:text-properties officeooo:rsid="001a786c"/>
    </style:style>
    <style:style style:name="T40" style:family="text">
      <style:text-properties officeooo:rsid="001b2183"/>
    </style:style>
    <style:style style:name="T41" style:family="text">
      <style:text-properties officeooo:rsid="001d8b95"/>
    </style:style>
    <style:style style:name="T42" style:family="text">
      <style:text-properties officeooo:rsid="000d802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контрольных вопросов для проверки <text:span text:style-name="T35">IT </text:span>знаний.</text:p>
      <text:p text:style-name="P1"/>
      <text:list xml:id="list2133749166001146284" text:style-name="L1">
        <text:list-item>
          <text:p text:style-name="P6"><text:span text:style-name="T12">Программирование на одном из языков (Java, </text:span><text:span text:style-name="T3">C\C++, JS, </text:span><text:span text:style-name="T4">Ruby,</text:span> <text:span text:style-name="T3">PHP, HTML </text:span><text:span text:style-name="T12">и т.п).</text:span></text:p>
        </text:list-item>
      </text:list>
      <text:p text:style-name="P8"><text:span text:style-name="T16">1) </text:span>Знаком <text:span text:style-name="T17">ли</text:span> <text:span text:style-name="T38">вам термин</text:span> языки программирования?</text:p>
      <text:p text:style-name="P5"><text:span text:style-name="T14">2) </text:span><text:span text:style-name="T18">Приходилось </text:span><text:span text:style-name="T11">ли вам программировать на каких либо языках? Если да, то на каких?</text:span></text:p>
      <text:p text:style-name="P5"><text:span text:style-name="T14">4) </text:span><text:span text:style-name="T11">Какие типы приложений приходилось разрабатывать (</text:span><text:span text:style-name="T18">Desk</text:span><text:span text:style-name="T24">t</text:span><text:span text:style-name="T18">op, Web, Mobile</text:span><text:span text:style-name="T11">)?</text:span></text:p>
      <text:p text:style-name="P12"/>
      <text:list xml:id="list135506417154617" text:continue-numbering="true" text:style-name="L1">
        <text:list-item>
          <text:p text:style-name="P15"><text:span text:style-name="T18">Работа со средами разработок (</text:span><text:span text:style-name="T2">MS Visual Studio, IntelliJ IDEA, </text:span><text:span text:style-name="T5">Eclipse</text:span><text:span text:style-name="T2"> </text:span><text:span text:style-name="T18">и т.п).</text:span></text:p>
        </text:list-item>
      </text:list>
      <text:p text:style-name="P12"><text:span text:style-name="T36">1) </text:span>Какую среду использовали для разработки приложений?</text:p>
      <text:p text:style-name="P12"/>
      <text:list xml:id="list135506417167893" text:continue-numbering="true" text:style-name="L1">
        <text:list-item>
          <text:p text:style-name="P7"><text:span text:style-name="T12">И</text:span><text:span text:style-name="T13">нструменты автоматизации (</text:span><text:span text:style-name="T26">HP QuickTest Professional, </text:span><text:span text:style-name="T27">Selenium +WebDriver, </text:span><text:span text:style-name="T28">TestComplete, </text:span><text:span text:style-name="T29">IBM </text:span><text:span text:style-name="T28">Rational </text:span><text:span text:style-name="T29">Robot</text:span><text:span text:style-name="T32">, </text:span><text:span text:style-name="T30">J</text:span><text:span text:style-name="T31">U</text:span><text:span text:style-name="T30">nit, </text:span><text:span text:style-name="T33">JMeter</text:span> <text:span text:style-name="T13">).</text:span></text:p>
        </text:list-item>
      </text:list>
      <text:p text:style-name="P13"><text:span text:style-name="T36">1) </text:span>Приходилось ли вам использовать инструменты автоматизации?</text:p>
      <text:p text:style-name="P14"><text:span text:style-name="T42">2) Какие типы приложений вы автоматизировали (</text:span><text:span text:style-name="T9">Desk</text:span><text:span text:style-name="T10">t</text:span><text:span text:style-name="T9">op, Web, Mobile</text:span><text:span text:style-name="T37">)?</text:span></text:p>
      <text:p text:style-name="P14"/>
      <text:list xml:id="list135506495171573" text:continue-numbering="true" text:style-name="L1">
        <text:list-item>
          <text:p text:style-name="P10"><text:span text:style-name="T19">H</text:span><text:span text:style-name="T18">TTP протокол и его методы </text:span><text:span text:style-name="T11">(</text:span><text:span text:style-name="T18">POST, GET, DELETE, PUT</text:span><text:span text:style-name="T11">)</text:span><text:span text:style-name="T15">.</text:span></text:p>
        </text:list-item>
      </text:list>
      <text:p text:style-name="P11"><text:span text:style-name="T11">1) Знаком ли вам термин </text:span><text:span text:style-name="T18">HTTP протокол?</text:span></text:p>
      <text:p text:style-name="P23"><text:span text:style-name="T18">2) Какие методы </text:span><text:span text:style-name="T2">HTTP </text:span><text:span text:style-name="T18">вы знаете?</text:span></text:p>
      <text:p text:style-name="P23"><text:span text:style-name="T18">3) Как <text:s/>применяется метод (</text:span><text:span text:style-name="T2">POST, GET, DELETE, PUT</text:span><text:span text:style-name="T18">)?</text:span></text:p>
      <text:p text:style-name="P12"/>
      <text:list xml:id="list135506495157483" text:continue-numbering="true" text:style-name="L1">
        <text:list-item>
          <text:p text:style-name="P16"><text:span text:style-name="T19">О</text:span><text:span text:style-name="T18">перационные системы (Linux, </text:span><text:span text:style-name="T2">Windows</text:span><text:span text:style-name="T18">)</text:span><text:span text:style-name="T20">.<text:tab/></text:span></text:p>
        </text:list-item>
      </text:list>
      <text:p text:style-name="P2"><text:span text:style-name="T22">1) </text:span><text:span text:style-name="T20">П</text:span><text:span text:style-name="T18">риходилось ли вам работать с терминалом (командной строкой) в </text:span><text:span text:style-name="T21">операционных</text:span><text:span text:style-name="T18"> системах?</text:span></text:p>
      <text:p text:style-name="P2"><text:span text:style-name="T22">2) </text:span><text:span text:style-name="T20">П</text:span><text:span text:style-name="T18">риходилось ли вам писать </text:span><text:span text:style-name="T21">командные</text:span><text:span text:style-name="T18"> скрипты </text:span><text:span text:style-name="T2">(shell, bat)? </text:span></text:p>
      <text:p text:style-name="P21"><text:span text:style-name="T18">3) Какой командой, можно создать файл</text:span><text:span text:style-name="T23">?</text:span></text:p>
      <text:p text:style-name="P21"><text:span text:style-name="T18">4) Какой командой, можно перемещаться по директориям?</text:span></text:p>
      <text:p text:style-name="P22"><text:span text:style-name="T18">5) Какой командой, </text:span><text:span text:style-name="T6">можно</text:span><text:span text:style-name="T18"> </text:span><text:span text:style-name="T25">посмотреть содержимое директории</text:span><text:span text:style-name="T18">?</text:span></text:p>
      <text:p text:style-name="P9"/>
      <text:list xml:id="list135506511170554" text:continue-numbering="true" text:style-name="L1">
        <text:list-item>
          <text:p text:style-name="P17">Понимание понятий front-end (клиентская часть) &amp; back-end (серверная часть).</text:p>
        </text:list-item>
      </text:list>
      <text:p text:style-name="P3"><text:span text:style-name="T39">1) </text:span>Что в вашем понимании серверная часть?</text:p>
      <text:p text:style-name="P2"><text:span text:style-name="T39">2) </text:span>Что в вашем понимании клиентская часть?</text:p>
      <text:p text:style-name="P2"/>
      <text:list xml:id="list135506511153768" text:continue-numbering="true" text:style-name="L1">
        <text:list-item>
          <text:p text:style-name="P18">Знание основных запросов <text:span text:style-name="T1">MySQL (SELECT, DELETE, UPDATE, CREATE, INSERT).</text:span></text:p>
        </text:list-item>
      </text:list>
      <text:p text:style-name="P24"><text:span text:style-name="T40">Задание:</text:span></text:p>
      <text:p text:style-name="P20">Есть таблица «<text:span text:style-name="T34">Pet» </text:span><text:span text:style-name="T1">, </text:span><text:span text:style-name="T34">в ней есть столбец «</text:span><text:span text:style-name="T7">name</text:span><text:span text:style-name="T34">» со значениями «</text:span><text:span text:style-name="T7">Rex</text:span><text:span text:style-name="T34">», «</text:span><text:span text:style-name="T8">Bim</text:span><text:span text:style-name="T34">», «</text:span><text:span text:style-name="T8">Lucky</text:span><text:span text:style-name="T34">». Как сделать выборку животного с именем «Rex»? </text:span></text:p>
      <text:p text:style-name="P25"><text:span text:style-name="T41">Ответ:</text:span></text:p>
      <text:p text:style-name="P20"><text:span text:style-name="T7">select * from Pet where name=”Rex”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43S</meta:editing-duration>
    <meta:editing-cycles>19</meta:editing-cycles>
    <meta:generator>LibreOffice/4.2.6.3$Windows_x86 LibreOffice_project/3fd416d4c6db7d3204c17ce57a1d70f6e531ee21</meta:generator>
    <dc:date>2015-02-06T13:55:06.381000000</dc:date>
    <meta:document-statistic meta:table-count="0" meta:image-count="0" meta:object-count="0" meta:page-count="1" meta:paragraph-count="28" meta:word-count="242" meta:character-count="1655" meta:non-whitespace-character-count="1437"/>
    <meta:user-defined meta:name="Info 1"/>
    <meta:user-defined meta:name="Info 2"/>
    <meta:user-defined meta:name="Info 3"/>
    <meta:user-defined meta:name="Info 4"/>
  </office:meta>
</office:document-meta>
</file>